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0449" officeooo:paragraph-rsid="00100449"/>
    </style:style>
    <style:style style:name="P2" style:family="paragraph" style:parent-style-name="Standard">
      <style:paragraph-properties fo:text-align="justify" style:justify-single-word="false"/>
      <style:text-properties officeooo:rsid="00100449" officeooo:paragraph-rsid="00100449"/>
    </style:style>
    <style:style style:name="P3" style:family="paragraph" style:parent-style-name="Standard">
      <style:paragraph-properties fo:text-align="start" style:justify-single-word="false"/>
      <style:text-properties officeooo:rsid="00116f81" officeooo:paragraph-rsid="00116f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con</text:p>
      <text:p text:style-name="P3"/>
      <text:p text:style-name="P3">参考：</text:p>
      <text:p text:style-name="P3">https://chromium.googlesource.com/chromiumos/platform/frecon/+/HEAD/DESIGN-DOC.md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08:48:23.157190474</meta:creation-date>
    <dc:date>2018-04-23T09:50:22.089723286</dc:date>
    <meta:editing-duration>PT31M19S</meta:editing-duration>
    <meta:editing-cycles>1</meta:editing-cycles>
    <meta:document-statistic meta:table-count="0" meta:image-count="0" meta:object-count="0" meta:page-count="1" meta:paragraph-count="3" meta:word-count="5" meta:character-count="90" meta:non-whitespace-character-count="90"/>
    <meta:generator>LibreOffice/4.2.8.2$Linux_X86_64 LibreOffice_project/420m0$Build-2</meta:generator>
  </office:meta>
</office:document-meta>
</file>